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800000061BCA9AF300B0C2CF2.png" manifest:media-type="image/png"/>
  <manifest:file-entry manifest:full-path="Pictures/10000201000001A800000061DF14ACE05A3C3B0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55cm" fo:min-width="10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0.6cm" fo:min-width="2.54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4cm" svg:height="1.4cm" svg:x="1.5cm" svg:y="3.7cm">
          <text:p text:style-name="P1">dvbteksti2s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4cm" svg:x="7.8cm" svg:y="3.7cm">
          <text:p text:style-name="P1">ccextracto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556cm" svg:height="2.414cm" svg:x="15.3cm" svg:y="3.286cm">
          <draw:image xlink:href="Pictures/10000201000001A800000061DF14ACE05A3C3B09.png" xlink:type="simple" xlink:show="embed" xlink:actuate="onLoad" loext:mime-type="image/png">
            <text:p/>
          </draw:image>
        </draw:frame>
        <draw:frame draw:style-name="gr2" draw:text-style-name="P1" draw:layer="layout" svg:width="10.556cm" svg:height="2.414cm" svg:x="15.844cm" svg:y="10.2cm">
          <draw:image xlink:href="Pictures/10000201000001A800000061BCA9AF300B0C2CF2.png" xlink:type="simple" xlink:show="embed" xlink:actuate="onLoad" loext:mime-type="image/png">
            <text:p/>
          </draw:image>
        </draw:frame>
        <draw:custom-shape draw:style-name="gr1" draw:text-style-name="P1" draw:layer="layout" svg:width="5.4cm" svg:height="1.4cm" svg:x="15.9cm" svg:y="6.9cm">
          <text:p text:style-name="P1"><text:s/>convert</text:p>
          <text:p text:style-name="P1">(ImageMagick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9cm" svg:y1="4.5cm" svg:x2="7.9cm" svg:y2="4.5cm">
          <text:p/>
        </draw:line>
        <draw:line draw:style-name="gr3" draw:text-style-name="P2" draw:layer="layout" svg:x1="13.3cm" svg:y1="4.3cm" svg:x2="16.3cm" svg:y2="4.3cm">
          <text:p/>
        </draw:line>
        <draw:line draw:style-name="gr3" draw:text-style-name="P2" draw:layer="layout" svg:x1="17.9cm" svg:y1="5.8cm" svg:x2="17.9cm" svg:y2="6.8cm">
          <text:p/>
        </draw:line>
        <draw:line draw:style-name="gr3" draw:text-style-name="P2" draw:layer="layout" svg:x1="18.7cm" svg:y1="8.3cm" svg:x2="18.7cm" svg:y2="10.3cm">
          <text:p/>
        </draw:line>
        <draw:custom-shape draw:style-name="gr4" draw:text-style-name="P3" draw:layer="layout" svg:width="10.5cm" svg:height="1.8cm" svg:x="3.6cm" svg:y="8.9cm">
          <text:p text:style-name="P1">/tmp/dvbteksti2srt/dvbteksti2srt.xml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8cm" svg:y1="5.1cm" svg:x2="9.8cm" svg:y2="9cm">
          <text:p/>
        </draw:line>
        <draw:custom-shape draw:style-name="gr1" draw:text-style-name="P1" draw:layer="layout" svg:width="5.4cm" svg:height="1.4cm" svg:x="16.6cm" svg:y="14.1cm">
          <text:p text:style-name="P1">tesserac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5cm" svg:height="1.8cm" svg:x="15.6cm" svg:y="16.6cm">
          <text:p text:style-name="P1">/tmp/dvbteksti2srt/muokatutKuvat</text:p>
          <text:p text:style-name="P1">/xxxx.t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1.4cm" svg:x="6.5cm" svg:y="13.6cm">
          <text:p text:style-name="P1">luosrt.py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1cm" svg:y1="10.8cm" svg:x2="8.1cm" svg:y2="13.7cm">
          <text:p/>
        </draw:line>
        <draw:line draw:style-name="gr3" draw:text-style-name="P2" draw:layer="layout" svg:x1="19cm" svg:y1="12.5cm" svg:x2="19cm" svg:y2="14.2cm">
          <text:p/>
        </draw:line>
        <draw:line draw:style-name="gr3" draw:text-style-name="P2" draw:layer="layout" svg:x1="18.9cm" svg:y1="15.5cm" svg:x2="18.9cm" svg:y2="16.8cm">
          <text:p/>
        </draw:line>
        <draw:line draw:style-name="gr3" draw:text-style-name="P2" draw:layer="layout" svg:x1="15.6cm" svg:y1="17.5cm" svg:x2="11.9cm" svg:y2="14.1cm">
          <text:p/>
        </draw:line>
        <draw:custom-shape draw:style-name="gr4" draw:text-style-name="P3" draw:layer="layout" svg:width="10.5cm" svg:height="1.8cm" svg:x="2.2cm" svg:y="17.1cm">
          <text:p text:style-name="P1">tekstitys.sr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2cm" svg:y1="15cm" svg:x2="8.2cm" svg:y2="17.1cm">
          <text:p/>
        </draw:line>
        <draw:custom-shape draw:style-name="gr5" draw:text-style-name="P4" draw:layer="layout" svg:width="4.3cm" svg:height="1.2cm" svg:x="3.5cm" svg:y="11.4cm">
          <text:p text:style-name="P1">ajoituk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09:29:42.510183654</meta:creation-date>
    <dc:date>2019-10-03T09:49:38.639916741</dc:date>
    <meta:editing-duration>PT9M46S</meta:editing-duration>
    <meta:editing-cycles>2</meta:editing-cycles>
    <meta:generator>LibreOffice/6.1.6.3$Linux_X86_64 LibreOffice_project/10$Build-3</meta:generator>
    <meta:document-statistic meta:object-count="21"/>
  </office:meta>
</office:document-meta>
</file>